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ertBeanJXPathBinding.InsertBeanJXPathBinding( JXPathBindingBuilderBase . CommonAttributes commonAtts , String className , String add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sertBeanJXPathBinding.doLoad( Widget frmModel , JXPathContext jxp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sertBeanJXPathBinding.doSave( Widget frmModel , JXPathContext jxp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sertBeanJXPathBinding.getAdd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ertBeanJXPathBinding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sertBean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